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42f8" officeooo:paragraph-rsid="000142f8"/>
    </style:style>
    <style:style style:name="P2" style:family="paragraph" style:parent-style-name="Standard">
      <style:text-properties officeooo:rsid="000142f8" officeooo:paragraph-rsid="000405ea"/>
    </style:style>
    <style:style style:name="P3" style:family="paragraph" style:parent-style-name="Standard">
      <style:text-properties officeooo:rsid="00023aa1" officeooo:paragraph-rsid="000405ea"/>
    </style:style>
    <style:style style:name="T1" style:family="text">
      <style:text-properties officeooo:rsid="00023aa1"/>
    </style:style>
    <style:style style:name="T2" style:family="text">
      <style:text-properties officeooo:rsid="00050f8f"/>
    </style:style>
    <style:style style:name="T3" style:family="text">
      <style:text-properties officeooo:rsid="0006e3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1">WWW:</text:span></text:p>
      <text:p text:style-name="P2"><text:tab/><text:span text:style-name="T1">Thank <text:s/>you, thank you for your accompany this year. I have gotten much happiness <text:s/>from you, who are my best friend in this school. I was so sad this time one year ago for something terrible. I was missing my friends very much, I can't help crying when I reminded of them, who gave me help and encourage when I was in need. I wanted to escape from all thing and go back to that time, when we fought for the dream.</text:span></text:p>
      <text:p text:style-name="P3"><text:tab/> I remember you recommended Manyu Zhang for me, so I watched almost all her movies to get some encourage. She is so beautiful that I regard her as my spirits, and the same to you. I found that we had some same hobby. We had a talk and you gave me hand cream, I'm so appreciated for that. The talk is really helpful and makes me feel that I have a friend in this school and I'm not lonely. Words fail to express how I appreciate you. Thank you, thank you for giving me hope, which is so important for me. Only the people who have experienced in despair know what hope really means. In some way, you have taken high spirit of me. So <text:span text:style-name="T2">thank you.</text:span></text:p>
      <text:p text:style-name="P3"><text:tab/><text:span text:style-name="T2">I know you'll be there if I need you, I know you'll call my name when you're in sorrow. Youth is wasted on the young, it's a hunting season. And this lamp is on the run, searching for the meaning. But we are all lost stars, trying to light up the dark and reaching out for someone I can't see.</text:span></text:p>
      <text:p text:style-name="P3"><text:tab/><text:span text:style-name="T3">Tomorrow is so beautiful and unknown, for something coming, I can imagine what would happen and be full of hope for the future. I'll fight for my dream and someone who's important for me. I regard you as my best friend. </text:span></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5T18:02:00.134495216</meta:creation-date>
    <dc:date>2016-12-26T23:12:05.118714893</dc:date>
    <meta:editing-duration>PT17M31S</meta:editing-duration>
    <meta:editing-cycles>3</meta:editing-cycles>
    <meta:generator>LibreOffice/4.2.8.2$Linux_X86_64 LibreOffice_project/420m0$Build-2</meta:generator>
    <meta:document-statistic meta:table-count="0" meta:image-count="0" meta:object-count="0" meta:page-count="1" meta:paragraph-count="6" meta:word-count="312" meta:character-count="1580" meta:non-whitespace-character-count="1264"/>
  </office:meta>
</office:document-meta>
</file>